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5"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9"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officeooo:rsid="055d22b7" officeooo:paragraph-rsid="056e711a"/>
    </style:style>
    <style:style style:name="P11" style:family="paragraph" style:parent-style-name="Text_20_body">
      <style:text-properties officeooo:rsid="055d22b7" officeooo:paragraph-rsid="058ddf1b"/>
    </style:style>
    <style:style style:name="P12" style:family="paragraph" style:parent-style-name="Text_20_body">
      <style:text-properties officeooo:rsid="056e711a" officeooo:paragraph-rsid="056e711a"/>
    </style:style>
    <style:style style:name="P13" style:family="paragraph" style:parent-style-name="Text_20_body">
      <style:text-properties officeooo:rsid="054a4dc3" officeooo:paragraph-rsid="0590f641"/>
    </style:style>
    <style:style style:name="P14" style:family="paragraph" style:parent-style-name="Text_20_body">
      <style:text-properties officeooo:rsid="059a2d8e" officeooo:paragraph-rsid="059a2d8e"/>
    </style:style>
    <style:style style:name="P15" style:family="paragraph" style:parent-style-name="Text_20_body">
      <style:text-properties style:font-name="David CLM" officeooo:rsid="02d00e5f" officeooo:paragraph-rsid="032aa1da" style:font-name-complex="David CLM"/>
    </style:style>
    <style:style style:name="P16" style:family="paragraph" style:parent-style-name="Text_20_body">
      <style:paragraph-properties fo:text-align="start" style:justify-single-word="false" style:writing-mode="lr-tb"/>
    </style:style>
    <style:style style:name="P17" style:family="paragraph" style:parent-style-name="Text_20_body">
      <style:paragraph-properties fo:text-align="start" style:justify-single-word="false" style:writing-mode="lr-tb"/>
      <style:text-properties officeooo:paragraph-rsid="0589227d"/>
    </style:style>
    <style:style style:name="P18"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paragraph-properties fo:text-align="end" style:justify-single-word="false" style:writing-mode="rl-tb"/>
      <style:text-properties officeooo:rsid="0553bf27" officeooo:paragraph-rsid="055d6312"/>
    </style:style>
    <style:style style:name="P20" style:family="paragraph" style:parent-style-name="Text_20_body">
      <style:paragraph-properties fo:margin-top="0in" fo:margin-bottom="0in" style:contextual-spacing="false" fo:text-align="end" style:justify-single-word="false" style:writing-mode="rl-tb"/>
      <style:text-properties officeooo:rsid="0557e336" officeooo:paragraph-rsid="0557e336"/>
    </style:style>
    <style:style style:name="P21"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22"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23"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Standard">
      <style:text-properties officeooo:rsid="054a4dc3" officeooo:paragraph-rsid="05bee02e"/>
    </style:style>
    <style:style style:name="P26" style:family="paragraph" style:parent-style-name="Standard">
      <style:text-properties officeooo:rsid="059527db" officeooo:paragraph-rsid="05c47eff"/>
    </style:style>
    <style:style style:name="P27" style:family="paragraph" style:parent-style-name="Standard">
      <style:text-properties officeooo:rsid="05b97818" officeooo:paragraph-rsid="05b97818"/>
    </style:style>
    <style:style style:name="P28" style:family="paragraph" style:parent-style-name="Standard">
      <style:text-properties officeooo:rsid="05bbd5df" officeooo:paragraph-rsid="05bbd5df"/>
    </style:style>
    <style:style style:name="P29" style:family="paragraph" style:parent-style-name="Standard">
      <style:text-properties officeooo:rsid="05bee02e" officeooo:paragraph-rsid="05bee02e"/>
    </style:style>
    <style:style style:name="P30" style:family="paragraph" style:parent-style-name="Standard">
      <style:text-properties officeooo:rsid="059a2d8e" officeooo:paragraph-rsid="05bee02e"/>
    </style:style>
    <style:style style:name="P31" style:family="paragraph" style:parent-style-name="Standard">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32" style:family="paragraph" style:parent-style-name="Standard">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Text_20_body" style:list-style-name="L1">
      <style:text-properties officeooo:rsid="05caa4cd" officeooo:paragraph-rsid="05caa4cd"/>
    </style:style>
    <style:style style:name="P34" style:family="paragraph" style:parent-style-name="Text_20_body" style:list-style-name="L1">
      <style:text-properties fo:font-weight="normal" officeooo:rsid="05caa4cd" officeooo:paragraph-rsid="05caa4cd" style:font-weight-asian="normal" style:font-weight-complex="normal"/>
    </style:style>
    <style:style style:name="P35" style:family="paragraph" style:parent-style-name="Text_20_body" style:list-style-name="L1">
      <style:text-properties officeooo:rsid="053fada2" officeooo:paragraph-rsid="053fada2"/>
    </style:style>
    <style:style style:name="P36" style:family="paragraph" style:parent-style-name="Text_20_body" style:list-style-name="L1">
      <style:text-properties officeooo:rsid="0541ace3" officeooo:paragraph-rsid="0541ace3"/>
    </style:style>
    <style:style style:name="P37" style:family="paragraph" style:parent-style-name="Text_20_body" style:list-style-name="L1">
      <style:text-properties officeooo:rsid="0541e845" officeooo:paragraph-rsid="0541e845"/>
    </style:style>
    <style:style style:name="P38" style:family="paragraph" style:parent-style-name="Text_20_body" style:list-style-name="L2">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39" style:family="paragraph" style:parent-style-name="Text_20_body" style:list-style-name="L3">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40" style:family="paragraph" style:parent-style-name="Text_20_body" style:list-style-name="L4">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list-style-name="L3">
      <style:text-properties officeooo:rsid="056e711a" officeooo:paragraph-rsid="05738556"/>
    </style:style>
    <style:style style:name="P42" style:family="paragraph" style:parent-style-name="Text_20_body" style:list-style-name="L4">
      <style:text-properties officeooo:paragraph-rsid="0548c5d0"/>
    </style:style>
    <style:style style:name="P43" style:family="paragraph" style:parent-style-name="Text_20_body" style:list-style-name="L2">
      <style:paragraph-properties fo:margin-top="0in" fo:margin-bottom="0in" style:contextual-spacing="false" fo:text-align="end" style:justify-single-word="false" style:writing-mode="rl-tb"/>
      <style:text-properties officeooo:rsid="05591c4b" officeooo:paragraph-rsid="055a9ae2"/>
    </style:style>
    <style:style style:name="P44" style:family="paragraph" style:parent-style-name="Text_20_body" style:list-style-name="L2">
      <style:paragraph-properties fo:margin-top="0in" fo:margin-bottom="0in" style:contextual-spacing="false"/>
      <style:text-properties officeooo:paragraph-rsid="0568e324"/>
    </style:style>
    <style:style style:name="P45" style:family="paragraph" style:parent-style-name="Text_20_body" style:list-style-name="L2">
      <style:paragraph-properties fo:margin-top="0in" fo:margin-bottom="0in" style:contextual-spacing="false"/>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9a2d8e" style:font-weight-asian="bold" style:font-weight-complex="bold"/>
    </style:style>
    <style:style style:name="T3" style:family="text">
      <style:text-properties fo:font-weight="bold" officeooo:rsid="05caa4c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5600163" style:font-style-asian="italic" style:font-style-complex="italic"/>
    </style:style>
    <style:style style:name="T6" style:family="text">
      <style:text-properties fo:font-style="italic" officeooo:rsid="05ecd76a" style:font-style-asian="italic" style:font-style-complex="italic"/>
    </style:style>
    <style:style style:name="T7" style:family="text">
      <style:text-properties fo:font-style="italic" officeooo:rsid="05d178a5" style:font-style-asian="italic" style:font-style-complex="italic"/>
    </style:style>
    <style:style style:name="T8" style:family="text">
      <style:text-properties style:text-position="super 58%" fo:font-weight="normal" style:font-weight-asian="normal" style:font-weight-complex="normal"/>
    </style:style>
    <style:style style:name="T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1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1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1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1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1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1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1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1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2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2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2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2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2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2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2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2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2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2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3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3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3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3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3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3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37"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38"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39" style:family="text">
      <style:text-properties style:use-window-font-color="true" loext:opacity="0%"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40" style:family="text">
      <style:text-properties style:use-window-font-color="true" loext:opacity="0%"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42" style:family="text">
      <style:text-properties fo:font-weight="normal" style:font-weight-asian="normal" style:font-weight-complex="normal"/>
    </style:style>
    <style:style style:name="T43" style:family="text">
      <style:text-properties officeooo:rsid="054f667f"/>
    </style:style>
    <style:style style:name="T44" style:family="text">
      <style:text-properties officeooo:rsid="055cb7e3"/>
    </style:style>
    <style:style style:name="T45" style:family="text">
      <style:text-properties officeooo:rsid="05600163"/>
    </style:style>
    <style:style style:name="T46" style:family="text">
      <style:text-properties officeooo:rsid="057679d2"/>
    </style:style>
    <style:style style:name="T47" style:family="text">
      <style:text-properties officeooo:rsid="0581bc0c"/>
    </style:style>
    <style:style style:name="T48" style:family="text">
      <style:text-properties officeooo:rsid="05851444"/>
    </style:style>
    <style:style style:name="T49" style:family="text">
      <style:text-properties style:text-position="sub 58%" officeooo:rsid="05851444"/>
    </style:style>
    <style:style style:name="T50" style:family="text">
      <style:text-properties officeooo:rsid="058cef76"/>
    </style:style>
    <style:style style:name="T51" style:family="text">
      <style:text-properties officeooo:rsid="056b6073"/>
    </style:style>
    <style:style style:name="T52" style:family="text">
      <style:text-properties fo:font-style="normal" style:font-style-asian="normal" style:font-style-complex="normal"/>
    </style:style>
    <style:style style:name="T53" style:family="text">
      <style:text-properties fo:font-style="normal" officeooo:rsid="05c17727" style:font-style-asian="normal" style:font-style-complex="normal"/>
    </style:style>
    <style:style style:name="T54" style:family="text">
      <style:text-properties officeooo:rsid="0590f641"/>
    </style:style>
    <style:style style:name="T55" style:family="text">
      <style:text-properties officeooo:rsid="05986171"/>
    </style:style>
    <style:style style:name="T56" style:family="text">
      <style:text-properties officeooo:rsid="059a2d8e"/>
    </style:style>
    <style:style style:name="T57" style:family="text">
      <style:text-properties officeooo:rsid="059f0fed"/>
    </style:style>
    <style:style style:name="T58" style:family="text">
      <style:text-properties officeooo:rsid="05a854f2"/>
    </style:style>
    <style:style style:name="T59" style:family="text">
      <style:text-properties officeooo:rsid="05aa7c4e"/>
    </style:style>
    <style:style style:name="T60" style:family="text">
      <style:text-properties officeooo:rsid="05b20563"/>
    </style:style>
    <style:style style:name="T61" style:family="text">
      <style:text-properties officeooo:rsid="05bbd5df"/>
    </style:style>
    <style:style style:name="T62" style:family="text">
      <style:text-properties officeooo:rsid="05c47eff"/>
    </style:style>
    <style:style style:name="T63" style:family="text">
      <style:text-properties officeooo:rsid="05caa4cd"/>
    </style:style>
    <style:style style:name="T64" style:family="text">
      <style:text-properties officeooo:rsid="05cb953b"/>
    </style:style>
    <style:style style:name="T65" style:family="text">
      <style:text-properties officeooo:rsid="05cd5d3a"/>
    </style:style>
    <style:style style:name="T66" style:family="text">
      <style:text-properties officeooo:rsid="05ce0262"/>
    </style:style>
    <style:style style:name="T67" style:family="text">
      <style:text-properties officeooo:rsid="05d0a196"/>
    </style:style>
    <style:style style:name="T68" style:family="text">
      <style:text-properties officeooo:rsid="05d178a5"/>
    </style:style>
    <style:style style:name="T69" style:family="text">
      <style:text-properties officeooo:rsid="05dc023e"/>
    </style:style>
    <style:style style:name="T70" style:family="text">
      <style:text-properties officeooo:rsid="05ecd76a"/>
    </style:style>
    <style:style style:name="T71" style:family="text">
      <style:text-properties officeooo:rsid="05eff7aa"/>
    </style:style>
    <style:style style:name="T72" style:family="text">
      <style:text-properties fo:language="en" fo:country="US" officeooo:rsid="05f5acf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2">חלוקת עלויות - </text:span>איך מחליטים מי יקבל שירות?</text:h>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48">j</text:span> שמשתתף בנסיעה, <text:span text:style-name="T47">הערך שלו הוא</text:span> v<text:span text:style-name="T49">j</text:span>,<text:span text:style-name="T70"> וזה מידע פרטי שלו - ר</text:span>ק הנוסע עצמו יודע מהי התועלת שלו. אנחנו צריכים לפתח <text:span text:style-name="T6">אלגוריתם אמיתי</text:span><text:span text:style-name="T70"> - </text:span>שישכנע את הנוסעים לחשוף את הערך האמיתי שלהם.</text:p>
      <text:p text:style-name="Text_20_body">פתרון אחד, שכבר למדנו, הוא <text:span text:style-name="T1">מכרז VCG</text:span><text:span text:style-name="T3">: </text:span></text:p>
      <text:list xml:id="list2398611165" text:style-name="L1">
        <text:list-item>
          <text:p text:style-name="P33"><text:span text:style-name="T42">יש 2</text:span><text:span text:style-name="T8">n</text:span><text:span text:style-name="T42"> אפשרויות - כל תת-קבוצה של N היא אפשרות.</text:span></text:p>
        </text:list-item>
        <text:list-item>
          <text:p text:style-name="P34">הערך של כל שחקן j הוא v[j] אם הוא בקבוצה, ו-0 אם הוא לא בקבוצה.</text:p>
        </text:list-item>
        <text:list-item>
          <text:p text:style-name="P34">יש שחקן נוסף (נקרא לו "הנהג"), שהערך שלו לכל אפשרות הוא שלילי - מינוס עלות הנסיעה.</text:p>
        </text:list-item>
        <text:list-item>
          <text:p text:style-name="P35">עבור כל תת-קבוצה<text:span text:style-name="T63">, חשב את סכום הערכים (כולל הערך השלילי של הנהג).</text:span></text:p>
        </text:list-item>
        <text:list-item>
          <text:p text:style-name="P36">בחר את תת-הקבוצה עם <text:span text:style-name="T63">הסכום </text:span>הגדול ביותר.</text:p>
        </text:list-item>
        <text:list-item>
          <text:p text:style-name="P37">עבור כל נוסע<text:span text:style-name="T64">, התשלום הוא הסכום של הנוסעים האחרים (כולל הנהג) אילו הוא לא היה משתתף, פחות הסכום של הנוסעים האחרים (כולל הנהג) כשהוא משתתף.</text:span></text:p>
        </text:list-item>
      </text:list>
      <text:p text:style-name="P21">ראו דוגמה בגליון המצורף.</text:p>
      <text:p text:style-name="P22">כפי שלמדנו בעבר, מכרז וק"ג הוא אמיתי ויעיל פארטו, אבל יש בו בעיה רצינית - סכום התשלומים של כל השחקנים <text:span text:style-name="T65">לא בהכרח</text:span> מכסה את עלות הנסיעה. במילים אחרות: יש <text:span text:style-name="T1">גירעון</text:span>! <text:span text:style-name="T66">אם נרצה להשתמש במכרז כזה באופן קבוע, הממשלה תצטרך לסבסד אותו.</text:span></text:p>
      <text:p text:style-name="P23">פתרון אפשרי הוא לגבות מכל נוסע <text:span text:style-name="T67">תשלום מסויים, כך שסכום התשלומים יכסה את עלות הנסיעה (למשל: ערך שאפלי), ואז לחסר את התשלום הזה מהערך של הנוסע.</text:span></text:p>
      <text:p text:style-name="P24">הבעיה היא, <text:span text:style-name="T68">שהעלות של חלק מהנוסעים עלולה להיות שלילית - הם ישלמו יותר מהערך שלהם. כלומר: המכרז אינו </text:span><text:span text:style-name="T7">מעודד השתתפות</text:span><text:span text:style-name="T68">.</text:span></text:p>
      <text:p text:style-name="Heading_20_2">מכרז מולין-שנקר</text:p>
      <text:p text:style-name="P13">במקום וק"ג אפשר להשתמש במכרז אחר, <text:span text:style-name="T71">שהוא גם מעודד-השתתפות וגם </text:span>מאוזן תקציבית. המכרז נקרא על-שם ממציאיו - Moulin, Shenker.<text:span text:style-name="T43"> <text:s/></text:span>במכרז זה, אנחנו קובעים מראש את כלל-התשלום. <text:span text:style-name="T54">כלל-התשלום הוא פונקציה p(S,i). הוא </text:span>קובע, עבור כל תת-קבוצה של נוסעים<text:span text:style-name="T54"> S</text:span>, כמה ישלם כל נוסע <text:span text:style-name="T54">i </text:span>אם הקבוצה הזאת היא הקבוצה הנבחרת.<text:span text:style-name="T50"> <text:s/>הכלל צריך לקיים </text:span><text:span text:style-name="T5">איזון תקציבי (budget balance) </text:span><text:span text:style-name="T45">- לכל תת-קבוצה, סכום התשלומים של חברי הקבוצה שווה לעלות הנסיעה של תת-הקבוצה.</text:span></text:p>
      <text:p text:style-name="P19"><text:span text:style-name="T10">בתחילת השיעור</text:span><text:span text:style-name="T9"> ראינו דוגמה לכלל-תשלום: ערך שאפלי</text:span><text:span text:style-name="T13">. ראינו שהוא מאוזן תקציבית</text:span><text:span text:style-name="T9">. </text:span><text:span text:style-name="T11">ישנם כללים נוספים</text:span><text:span text:style-name="T14"> עם איזון תקציבי</text:span><text:span text:style-name="T12">. למשל, אפשר לסדר את הנוסעים בסדר קבוע כלשהו (מהזוטר לבכיר), ולגבות </text:span><text:soft-page-break/><text:span text:style-name="T12">מכל אחד את העלות השולית שלו בסדרה זו</text:span><text:span text:style-name="T13">.</text:span><text:span text:style-name="T12"> ערך שאפלי עושה ממוצע על </text:span><text:span text:style-name="T37">כל </text:span><text:span text:style-name="T12">הסדרים, אבל אפשר לבחור סדר</text:span><text:span text:style-name="T13"> </text:span><text:span text:style-name="T37">אחד</text:span><text:span text:style-name="T16"> כלשהו</text:span><text:span text:style-name="T30">, והכלל עדיין יהיה מאוזן-תקציבית.</text:span></text:p>
      <text:p text:style-name="P20"><text:span text:style-name="T15">בהינתן כלל-התשלום, המכרז מתנהל באופן הבא</text:span><text:span text:style-name="T18"> (בדומה ל"מכרז יפני")</text:span><text:span text:style-name="T15">:</text:span></text:p>
      <text:list xml:id="list276669701" text:style-name="L2">
        <text:list-item>
          <text:p text:style-name="P43"><text:span text:style-name="T35">איתחול</text:span><text:span text:style-name="T17">: </text:span><text:span text:style-name="T15">מכניסים את כל </text:span><text:span text:style-name="T18">הנוסעים הפוטנציאליים </text:span><text:span text:style-name="T15">לחדר</text:span><text:span text:style-name="T18">.</text:span></text:p>
        </text:list-item>
        <text:list-item>
          <text:p text:style-name="P44">אומרים לכל משתתף כמה הוא צריך לשלם (לפי כלל-התשלום p), בהנחה שכל הנוסעים <text:span text:style-name="T44">הנמצאים עכשיו </text:span>בחדר<text:span text:style-name="T18"> משתתפים בנסיעה.</text:span></text:p>
        </text:list-item>
        <text:list-item>
          <text:p text:style-name="P44"><text:span text:style-name="T19">כל משתתף שאינו רוצה לשלם</text:span><text:span text:style-name="T22"> -</text:span><text:span text:style-name="T19"> יוצא מהחדר.</text:span></text:p>
        </text:list-item>
        <text:list-item>
          <text:p text:style-name="P45">אם מישהו יצא מהחדר - חזור לצעד 2.</text:p>
        </text:list-item>
        <text:list-item>
          <text:p text:style-name="P38">אחרת - סיים ושלח את הנוסעים שנשארו בחדר למונית.</text:p>
        </text:list-item>
      </text:list>
      <text:p text:style-name="P4">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4">מונוטוני</text:span> במובן הבא: אם נוסע <text:span text:style-name="T60">עוזב את ה</text:span>קבוצה, אז התשלומים של כל הנוסעים <text:span text:style-name="T59">הנשארים גדֵלים</text:span> (או <text:span text:style-name="T58">שווים</text:span>). כלומר לכל שתי קבוצות S,T ולכל שחקן i בקבוצה S, מתקיים:</text:p>
      <text:p text:style-name="P16">If S ≤ T then <text:s/>p(S, i) ≥ <text:s/>p(‎T, i)</text:p>
      <text:p text:style-name="P11"><text:span text:style-name="T34">משפט</text:span><text:span text:style-name="T15">:</text:span><text:span text:style-name="T20"> אם כלל-התשלום הוא </text:span><text:span text:style-name="T21">מונוטוני, אז</text:span><text:span text:style-name="T15"> מכרז מולין-שנקר הוא אמיתי.</text:span></text:p>
      <text:p text:style-name="P7"><text:span text:style-name="T1">הוכחה</text:span>: <text:span text:style-name="T51">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8">האם אפשר להשתמש במכרז מולין-שנקר עם כלל-התשלום של שאפלי? לשם כך צריך לוודא שהכלל הזה מונוטוני. והוא אכן מונוטוני כאשר יש <text:span text:style-name="T4">עלות שולית פוחתת.</text:span></text:p>
      <text:p text:style-name="P26"><text:span text:style-name="T1">הגדרה</text:span>: <text:span text:style-name="T62">פונקציית-עלות נקראת</text:span><text:span text:style-name="T32"> </text:span><text:span text:style-name="T38">תת-מודולרית </text:span><text:span text:style-name="T32">(submodular)</text:span><text:span text:style-name="T33"> אם יש לה </text:span><text:span text:style-name="T4">עלות שולית פוחתת </text:span>(decreasing marginal cost)<text:span text:style-name="T62">, כלומר, </text:span>העלות השולית של <text:span text:style-name="T43">כל שחקן ביחס לקבוצה מסויימת, קטֵנה (או שווה) כאשר הקבוצה גד</text:span>ֵ<text:span text:style-name="T43">לה. פורמלית, לכל שתי קבוצות S,T <text:s/>ולכל </text:span>שחקן<text:span text:style-name="T43"> i:</text:span></text:p>
      <text:p text:style-name="P17">If S ≤ T, then <text:s/><text:span text:style-name="T46">c</text:span>(S U {i}) - <text:span text:style-name="T46">c</text:span>(S) ≥ <text:s/><text:span text:style-name="T46">c</text:span>(‎T U {i}) - <text:span text:style-name="T46">c</text:span>(T)</text:p>
      <text:p text:style-name="P6">טבלת העלויות שהוצגה למעלה מקיימת תכונה זו.<text:span text:style-name="T55"> </text:span></text:p>
      <text:p text:style-name="P9"><text:span text:style-name="T1">משפט</text:span>: <text:span text:style-name="T57">במשחק עם עלות שולית פוחתת, כלל-התשלום של שאפלי הוא מונוטוני.</text:span></text:p>
      <text:p text:style-name="P25"><text:span text:style-name="T2">הוכחה</text:span><text:span text:style-name="T56">: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30">הערך הישן הוא ממוצע של n-עצרת מספרים - אחד עבור כל סדר של השחקנים הישנים.</text:p>
      <text:p text:style-name="P27">הערך החדש הוא ממוצע של (n+1)-עצרת מספרים<text:span text:style-name="T61"> - אחד עבור כל סדר של השחקנים עם שחקן ב.</text:span></text:p>
      <text:p text:style-name="P28">עבור כל סדר ישן, יש n+1 סדרים חדשים, כי יש n+1 אפשרויות להכניס את שחקן ב לתוך הסדר (לפני הראשון, לפני השני, ..., לפני האחרון, אחרי האחרון).</text:p>
      <text:p text:style-name="P29">אם מכניסים את שחקן ב <text:span text:style-name="T4">אחרי </text:span>שחקן א - אז העלות השולית של שחקן א בסדר זה <text:span text:style-name="T4">לא משתנה</text:span>.</text:p>
      <text:p text:style-name="P29"><text:soft-page-break/>אם מכניסים את שחקן ב <text:span text:style-name="T4">לפני </text:span>שחקן א - אז העלות השולית של שחקן א בסדר זה <text:span text:style-name="T4">קטֵנה - </text:span><text:span text:style-name="T52">כי יש עלות שולית פוחתת.</text:span></text:p>
      <text:p text:style-name="P29"><text:span text:style-name="T52">לכן, הממוצע על כל הסדרים קטן או שווה לממוצע הישן.</text:span><text:span text:style-name="T53"> <text:s/>***</text:span></text:p>
      <text:p text:style-name="P31"/>
      <text:p text:style-name="P14"><text:span text:style-name="T31">לסיכום, </text:span><text:span text:style-name="T15">מכרז מולין-שנקר הוא מאוזן תקציבית </text:span><text:span text:style-name="T31">ואמיתי (כשכלל-התשלום מונוטוני), </text:span><text:span text:style-name="T15">אבל הוא לא מושלם:</text:span></text:p>
      <text:p text:style-name="P10"><text:span text:style-name="T36">משפט</text:span><text:span text:style-name="T23">:</text:span><text:span text:style-name="T20"> </text:span><text:span text:style-name="T23">מכרז מולין-שנקר </text:span><text:span text:style-name="T24">אינו בהכרח יעיל</text:span><text:span text:style-name="T28">-</text:span><text:span text:style-name="T24">פארטו.</text:span></text:p>
      <text:p text:style-name="P12"><text:span text:style-name="T34">הוכחה</text:span><text:span text:style-name="T15">:</text:span><text:span text:style-name="T25"> </text:span><text:span text:style-name="T26">שיעורי בית.</text:span></text:p>
      <text:p text:style-name="Heading_20_2">סיכום</text:p>
      <text:p text:style-name="P5">לסיכום, ראינו שלוש תכונות - יעילות, אמיתיות ואיזון תקציבי:</text:p>
      <text:list xml:id="list3494670515" text:style-name="L3">
        <text:list-item>
          <text:p text:style-name="P39">מכרז וק"ג הוא יעיל ואמיתי אבל לא מאוזן;</text:p>
        </text:list-item>
        <text:list-item>
          <text:p text:style-name="P39">מכרז מולין-שנקר הוא אמיתי ומאוזן אבל לא יעיל;</text:p>
        </text:list-item>
        <text:list-item>
          <text:p text:style-name="P41"><text:span text:style-name="T15">קל לחשוב על מכרז יעיל ומאוזן אבל לא אמיתי</text:span><text:span text:style-name="T29">, למשל - כל אחד משלם את הערך שלו.</text:span></text:p>
        </text:list-item>
      </text:list>
      <text:p text:style-name="P12"><text:span text:style-name="T15">האם קיים מכרז המקיים את כל התכונות? התשובה היא לא! כמו בשיעורים קודמים, יש "טרילמה" - צריך לבחור שתיים מתוך שלוש תכונות, אי אפשר לקבל </text:span><text:span text:style-name="T27">את כל מה שרוצים</text:span><text:span text:style-name="T15">...</text:span></text:p>
      <text:p text:style-name="P18"/>
      <text:p text:style-name="P3">מקורות</text:p>
      <text:list xml:id="list1689560653" text:style-name="L4">
        <text:list-item>
          <text:p text:style-name="P42"><text:span text:style-name="Citation"><text:span text:style-name="T40">מנגנון מולין-שנקר: </text:span></text:span><text:span text:style-name="Citation"><text:span text:style-name="T39">Moulin, Hervé; Shenker, Scott (2001). "Strategyproof sharing of submodular costs:budget balance versus efficiency". Economic Theory. </text:span></text:span><text:span text:style-name="Citation"><text:span text:style-name="T41">18</text:span></text:span><text:span text:style-name="Citation"><text:span text:style-name="T39"> (3): 511. </text:span></text:span><text:a xlink:type="simple" xlink:href="https://en.wikipedia.org/wiki/Digital_object_identifier" text:style-name="Internet_20_link" text:visited-style-name="Visited_20_Internet_20_Link"><text:span text:style-name="Citation">doi</text:span></text:a><text:span text:style-name="Citation"><text:span text:style-name="T39">:</text:span></text:span><text:a xlink:type="simple" xlink:href="https://doi.org/10.1007%2FPL00004200" text:style-name="Internet_20_link" text:visited-style-name="Visited_20_Internet_20_Link"><text:span text:style-name="Citation">10.1007/PL00004200</text:span></text:a><text:span text:style-name="Citation"><text:span text:style-name="T39">.</text:span></text:span></text:p>
        </text:list-item>
        <text:list-item>
          <text:p text:style-name="P40">ויקיפדיה, Cost-sharing_mechanism</text:p>
        </text:list-item>
      </text:list>
      <text:p text:style-name="P32"/>
      <text:p text:style-name="P15">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01-06T18:31:37.389000000</dc:date>
    <meta:editing-duration>P10DT17H30M9S</meta:editing-duration>
    <meta:editing-cycles>1388</meta:editing-cycles>
    <meta:document-statistic meta:table-count="0" meta:image-count="0" meta:object-count="0" meta:page-count="3" meta:paragraph-count="57" meta:word-count="1008" meta:character-count="5452" meta:non-whitespace-character-count="4501"/>
  </office:meta>
</office:document-meta>
</file>